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aae" officeooo:paragraph-rsid="000ceaae"/>
    </style:style>
    <style:style style:name="T1" style:family="text">
      <style:text-properties officeooo:rsid="000dd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estro equipo se organiza dividiendo el trabajo de forma equitativa. Si alguno de los integrantes del grupo no sabe hacer alguna de sus tareas, usamos la aplicación whatsapp para hablarlo.</text:p>
      <text:p text:style-name="P1"/>
      <text:p text:style-name="P1">En cuánto al entorno de trabajo usamos eclipse con la integración de un repositorio de GitHub. En dicho repositorio guardamos el trabajo realizado para cada una de las tutorías.</text:p>
      <text:p text:style-name="P1"/>
      <text:p text:style-name="P1">Usamos Trello para asignar el trabajo <text:span text:style-name="T1">a</text:span> los integrantes del gru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05:42.696455283</meta:creation-date>
    <dc:date>2019-03-18T16:45:37.247942481</dc:date>
    <meta:editing-duration>PT9M33S</meta:editing-duration>
    <meta:editing-cycles>1</meta:editing-cycles>
    <meta:document-statistic meta:table-count="0" meta:image-count="0" meta:object-count="0" meta:page-count="1" meta:paragraph-count="3" meta:word-count="70" meta:character-count="432" meta:non-whitespace-character-count="365"/>
    <meta:generator>LibreOffice/6.0.7.3$Linux_X86_64 LibreOffice_project/00m0$Build-3</meta:generator>
  </office:meta>
</office:document-meta>
</file>